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deConnectionRequestInfo.OdeConnectionRequestInfo( OdeTransport transport ,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deConnectionRequestInfo.equals(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deConnectionRequestInfo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